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0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2.0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2.0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7.37cm" fo:min-width="2.04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7.12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79cm"/>
      <style:paragraph-properties style:writing-mode="lr-tb"/>
    </style:style>
    <style:style style:name="P1" style:family="paragraph">
      <style:paragraph-properties fo:text-align="center"/>
      <style:text-properties style:font-name="Bahnschrift SemiBold" fo:font-size="12pt"/>
    </style:style>
    <style:style style:name="P2" style:family="paragraph">
      <loext:graphic-properties draw:fill-color="#ffffff"/>
      <style:paragraph-properties fo:text-align="center"/>
      <style:text-properties style:font-name="Bahnschrift SemiBold" fo:font-size="12pt"/>
    </style:style>
    <style:style style:name="P3" style:family="paragraph">
      <style:paragraph-properties fo:text-align="center"/>
      <style:text-properties style:font-name="Bahnschrift SemiBold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style:font-name="Bahnschrift SemiBold" fo:font-size="12pt" style:font-size-asian="12pt" style:font-size-complex="12pt"/>
    </style:style>
    <style:style style:name="T1" style:family="text">
      <style:text-properties style:font-name="Bahnschrift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0.635cm" svg:x="9.89cm" svg:y="14.335cm">
            <text:p text:style-name="P1">PS/2 KBD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9.89cm" svg:y="14.97cm">
            <text:p text:style-name="P1">Screen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7.35cm" svg:y="16.24cm">
            <text:p text:style-name="P1">Parallel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14.97cm" svg:y="13.065cm">
            <text:p text:style-name="P1">SD Card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14.97cm" svg:y="13.7cm">
            <text:p text:style-name="P1">IDE HD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1.27cm" svg:x="7.35cm" svg:y="14.335cm">
            <text:p text:style-name="P1">Console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7.35cm" svg:y="15.605cm">
            <text:p text:style-name="P1">Serial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7.35cm" svg:y="16.875cm">
            <text:p text:style-name="P1">MIDI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14.97cm" svg:y="12.43cm">
            <text:p text:style-name="P1">Floppy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54cm" svg:height="1.905cm" svg:x="9.89cm" svg:y="12.43cm">
            <text:p text:style-name="P1">FatFS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7.35cm" svg:y="13.7cm">
            <text:p text:style-name="P1">Files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54cm" svg:height="3.81cm" svg:x="4.81cm" svg:y="13.7cm">
            <text:p text:style-name="P1">Channels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4.81cm" svg:y="17.51cm">
            <text:p text:style-name="P1">RTC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4.81cm" svg:y="18.145cm">
            <text:p text:style-name="P1">Interrupts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4cm" svg:height="3.175cm" svg:x="12.43cm" svg:y="11.16cm">
            <text:p text:style-name="P1">Block Devices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54cm" svg:height="7.62cm" svg:x="2.27cm" svg:y="11.16cm">
            <text:p text:style-name="P1">System</text:p>
            <text:p text:style-name="P1">Calls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7.62cm" svg:height="1.27cm" svg:x="4.81cm" svg:y="11.16cm">
            <text:p text:style-name="P3"><text:span text:style-name="T1">Block Call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5.079cm" svg:height="1.27cm" svg:x="4.81cm" svg:y="12.43cm">
            <text:p text:style-name="P3">FSYS Calls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3T20:13:22.411000000</meta:creation-date>
    <dc:date>2021-11-03T20:25:18.157000000</dc:date>
    <meta:editing-duration>PT11M55S</meta:editing-duration>
    <meta:editing-cycles>3</meta:editing-cycles>
    <meta:generator>LibreOffice/7.2.2.2$Windows_X86_64 LibreOffice_project/02b2acce88a210515b4a5bb2e46cbfb63fe97d56</meta:generator>
    <meta:document-statistic meta:object-count="19"/>
  </office:meta>
</office:document-meta>
</file>